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me i prezime</text:p>
          </table:table-cell>
          <table:table-cell office:value-type="string" calcext:value-type="string">
            <text:p>faktorijel_kutij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blakoder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ujd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pologij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riniz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fre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aris Imamo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uka Nedimov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enjamin Mujk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dmir Zateg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Faruk Ibrahimov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len Hodž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Filip Lalov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mira Ibrahimov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Hanka Goralij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rđan Luč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laviša Čovakuš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dnan Dervišev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Sanjin Brus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akir Činjarev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rvin Mac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uka Trt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iloš Stojn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dmir Ahmespah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Eldar Buzadž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Vedad Gašta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len Hrnj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Faruk Demir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Farah Demir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uka Šćek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Harun Ćat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lmir Kujraković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Adnan Malešk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Adnan Muradbeg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rif Beg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len Avdibeg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fn ul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Harun Del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Din Softi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Zaim Meh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Tony Đog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Irma Preldzi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Ahmed Mahmut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edad Halil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ejla Hop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ldar Hadžiselim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mran Čust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Vedin Čeli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rik Brk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rik Lokm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mail ElIdriss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uk Šijak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jira Sarajli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ra Avdi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JAD MRAKAN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jad Džaf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hamed Bećir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min Muj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IK ŽIG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HMED MRAKAN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mija Kuba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jad Iširlij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mail Ded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ina Gabelj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tih-Efe Memiše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is Beg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is Ded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ar Beš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es Imamovi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na Kol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en Beg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din Doksan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astasija Lal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jna Muft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nan Galijaše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nan Hadžihajdare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dullah Fehratbeg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7:40:53.658524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4T17:41:08.141215383</dc:date>
    <meta:editing-duration>PT1M49S</meta:editing-duration>
    <meta:editing-cycles>2</meta:editing-cycles>
    <meta:generator>LibreOffice/6.0.7.3$Linux_X86_64 LibreOffice_project/00m0$Build-3</meta:generator>
    <meta:document-statistic meta:table-count="1" meta:cell-count="615" meta:object-count="0"/>
  </office:meta>
</office:document-meta>
</file>